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9" style:family="paragraph" style:parent-style-name="Heading_20_4" style:master-page-name="Standard">
      <style:paragraph-properties fo:margin-top="0.1665in" fo:margin-bottom="0.028in" loext:contextual-spacing="false" fo:line-height="100%" fo:keep-together="auto" style:page-number="1" fo:keep-with-next="auto"/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color="#188038" style:font-name="Roboto Mono" style:font-name-asian="Roboto Mono1" style:font-name-complex="Roboto Mono1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jnx2o1wmg7d8"/><text:span text:style-name="T1">1. Resultado das seguintes expresións:</text:span></text:p>
      <text:p text:style-name="P1">a) ((3 + 2) % 2 – 15) / 2 * 5<text:line-break/> = ((5) % 2 – 15) / 2 * 5<text:line-break/> = (1 – 15) / 2 * 5<text:line-break/> = (-14) / 2 * 5<text:line-break/> = -7 * 5<text:line-break/> = <text:span text:style-name="T2">-35.0</text:span></text:p>
      <text:p text:style-name="P1">b) (6 + 6 / 7) + 35 / 2 - 8 * 5 / 4 * 2<text:line-break/> = (6 + 0.8571) + 17.5 - 8 * 5 / 4 * 2<text:line-break/> = 6.8571 + 17.5 - (8 * 5 / 4 * 2)<text:line-break/> = 6.8571 + 17.5 - (40 / 4 * 2)<text:line-break/> = 6.8571 + 17.5 - (10 * 2)<text:line-break/> = 6.8571 + 17.5 - 20<text:line-break/> = 24.3571 - 20<text:line-break/> = <text:span text:style-name="T2">4.3571</text:span></text:p>
      <text:p text:style-name="P1">c) 3 + 6 * 14 % 3<text:line-break/> = 3 + (6 * 14) % 3<text:line-break/> = 3 + 84 % 3<text:line-break/> = 3 + 0<text:line-break/> = <text:span text:style-name="T2">3</text:span></text:p>
      <text:p text:style-name="P1">d) 8 + 7 * 3 + 4 * 6 / 2 % 4<text:line-break/> = 8 + 21 + (24 / 2) % 4<text:line-break/> = 8 + 21 + 12 % 4<text:line-break/> = 8 + 21 + 0<text:line-break/> = <text:span text:style-name="T2">29.0</text:span></text:p>
      <text:p text:style-name="P1">e) 27 % 4 + 15 / 4<text:line-break/> = 3 + 3.75<text:line-break/> = <text:span text:style-name="T2">6.75</text:span></text:p>
      <text:p text:style-name="P1">f) 37 / 42 - 2<text:line-break/> = 0.8809 - 2<text:line-break/> = <text:span text:style-name="T2">-1.1190</text:span></text:p>
      <text:p text:style-name="P1">g) 9 * 2 / 3 * 25 * 3<text:line-break/> = 18 / 3 * 25 * 3<text:line-break/> = 6 * 25 * 3<text:line-break/> = 150 * 3<text:line-break/> = <text:span text:style-name="T2">450</text:span></text:p>
      <text:p text:style-name="P1">h) (7 * 3 – 4 * 4) * 2 / 4 * 2<text:line-break/> = (21 - 16) * 2 / 4 * 2<text:line-break/> = 5 * 2 / 4 * 2<text:line-break/> = 10 / 4 * 2<text:line-break/> = 2.5 * 2<text:line-break/> = <text:span text:style-name="T2">5.0</text:span></text:p>
      <text:p text:style-name="P8"><text:bookmark text:name="_hi4yoeekaipa"/><text:span text:style-name="T1">2. Cales dos seguintes nomes de variables non son válidos?</text:span></text:p>
      <text:p text:style-name="P1">a)</text:p>
      <text:list xml:id="list1212410946" text:style-name="WWNum1">
        <text:list-item>
          <text:p text:style-name="P2"><text:span text:style-name="T3">Salto- mortal</text:span> → <text:span text:style-name="T2">inválido</text:span> (contén espazo e guión)<text:line-break/></text:p>
        </text:list-item>
        <text:list-item>
          <text:p text:style-name="P4"><text:span text:style-name="T3">salto_mortal</text:span> → <text:span text:style-name="T2">válido<text:line-break/></text:span></text:p>
        </text:list-item>
        <text:list-item>
          <text:p text:style-name="P4"><text:span text:style-name="T3">salto + mortal</text:span> → <text:span text:style-name="T2">inválido</text:span> (contén espazo e símbolo '+')<text:line-break/></text:p>
        </text:list-item>
        <text:list-item>
          <text:p text:style-name="P4"><text:span text:style-name="T3">2salto</text:span> → <text:span text:style-name="T2">inválido</text:span> (comeza con número)<text:line-break/></text:p>
        </text:list-item>
        <text:list-item>
          <text:p text:style-name="P6"><text:span text:style-name="T3">"salto"</text:span> → <text:span text:style-name="T2">inválido</text:span> (está entre comiñas)<text:line-break/></text:p>
        </text:list-item>
      </text:list>
      <text:p text:style-name="P1">b)</text:p>
      <text:list xml:id="list1954966262" text:style-name="WWNum2">
        <text:list-item>
          <text:p text:style-name="P3"><text:span text:style-name="T3">cantidade total</text:span> → <text:span text:style-name="T2">inválido</text:span> (espazo)<text:line-break/></text:p>
        </text:list-item>
        <text:list-item>
          <text:p text:style-name="P5"><text:span text:style-name="T3">cant_total</text:span> → <text:span text:style-name="T2">válido<text:line-break/></text:span></text:p>
        </text:list-item>
        <text:list-item>
          <text:p text:style-name="P5"><text:span text:style-name="T3">cant5</text:span> → <text:span text:style-name="T2">válido<text:line-break/></text:span></text:p>
        </text:list-item>
        <text:list-item>
          <text:p text:style-name="P7"><text:span text:style-name="T3">cantidadeTotal</text:span> → <text:span text:style-name="T2">válido<text:line-break/></text:span></text:p>
        </text:list-item>
      </text:list>
      <text:p text:style-name="P8"><text:bookmark text:name="_u7m6rhpv0z8e"/><text:span text:style-name="T1">3. Expresar utilizando operadores aritméticos:</text:span></text:p>
      <text:p text:style-name="P1">a) m + nn → <text:span text:style-name="T2">m + n²</text:span> (n ao cadrado)</text:p>
      <text:p text:style-name="P1">b) m + npp − rs → <text:span text:style-name="T2">m + n * p * p - r * s</text:span></text:p>
      <text:p text:style-name="P1">c) m + 4p − q → <text:span text:style-name="T2">m + 4 * p - q</text:span></text:p>
      <text:p text:style-name="P1"><text:soft-page-break/>d) crt100 → <text:span text:style-name="T2">c * r * t * 100</text:span></text:p>
      <text:p text:style-name="P1">e) m + np + qr → <text:span text:style-name="T2">m + n * p + q * r</text:span></text:p>
      <text:p text:style-name="P1">f) mnp + q → <text:span text:style-name="T2">m * n * p + q</text:span></text:p>
      <text:p text:style-name="P1">g) n1 + iti1 + it − 1 → <text:span text:style-name="T2">n1 + i * t * i1 + i * t - 1</text:span></text:p>
      <text:p text:style-name="Standard"/>
      <text:p text:style-name="P8"><text:bookmark text:name="_gjiaf69fehy6"/><text:span text:style-name="T1">4. Avalía as seguintes expresións:</text:span></text:p>
      <text:p text:style-name="P1">a) true and true == false → <text:span text:style-name="T2">False<text:line-break/></text:span> b) not false == true → <text:span text:style-name="T2">True<text:line-break/></text:span> c) (true and true) or false == true → <text:span text:style-name="T2">True<text:line-break/></text:span> d) (false or false) and false != true → <text:span text:style-name="T2">True<text:line-break/></text:span> e) (not(true and false)) == false → <text:span text:style-name="T2">False<text:line-break/></text:span> f) “12” + “12” == “24” → <text:span text:style-name="T2">False</text:span> (é "1212", non "24")<text:line-break/> g) “34” + “43” == “3443” → <text:span text:style-name="T2">True</text:span></text:p>
      <text:p text:style-name="Standard"/>
      <text:p text:style-name="P8"><text:bookmark text:name="_7vi7quh4lrfo"/><text:span text:style-name="T1">5. Avaliar expresións coas variables dadas:</text:span></text:p>
      <text:p text:style-name="P1">a) i=1, j=0, k=1<text:line-break/> i + k &lt;= j – k * 3 and k &gt;= 2<text:line-break/> 1 + 1 &lt;= 0 – 3 and 1 &gt;= 2<text:line-break/> 2 &lt;= -3 and False → <text:span text:style-name="T2">False</text:span></text:p>
      <text:p text:style-name="P1">b) i=3, j=2, k=-1<text:line-break/> i == 3 or j &lt;= 2 and k &gt; 0<text:line-break/> True or (True and False) → True</text:p>
      <text:p text:style-name="P1">c) tipo=10, rede=7.5<text:line-break/> tipo &lt; rede + 1.5<text:line-break/> 10 &lt; 9 → <text:span text:style-name="T2">False</text:span></text:p>
      <text:p text:style-name="P1">d) ano=1993<text:line-break/> ano % 400 == 0<text:line-break/> 1993 % 400 = 393 ≠ 0 → <text:span text:style-name="T2">False</text:span></text:p>
      <text:p text:style-name="P1">e) 3 == 2 or 5 &gt; 1 + 1<text:line-break/> False or 5 &gt; 2 → True</text:p>
      <text:p text:style-name="P1">f) 5 – 2 &gt; 4 and not(0.5 == 1/5)<text:line-break/> 3 &gt; 4 and not(False)<text:line-break/> False and True → False</text:p>
      <text:p text:style-name="P1">g) a=2, b=5, c=6, d=10<text:line-break/> a &gt;= b or a &gt;= c and a &lt; d<text:line-break/> False or (False and True) → False</text:p>
      <text:p text:style-name="P1">h) a + b &lt; c and a + c &lt; d or 2 * a &lt; a + b<text:line-break/> (2 + 5 &lt; 6 and 2 + 6 &lt; 10) or (4 &lt; 2 + 5)<text:line-break/> (False and True) or (4 &lt; 7)<text:line-break/> False or True → True</text:p>
      <text:p text:style-name="P1">i) !(a * b &lt; d) and !(a * b &lt; c) or b + c &lt;= d<text:line-break/> equivalente a:<text:line-break/> (not (2<text:span text:style-name="T4">5 &lt; 10)) and (not (2</text:span>5 &lt; 6)) or (5+6 &lt;= 10)<text:line-break/> (not (10 &lt; 10)) and (not (10 &lt; 6)) or (11 &lt;= 10)<text:line-break/> (not False) and (not False) or False<text:line-break/> True and True or False<text:line-break/> Tru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787" meta:character-count="2663" meta:non-whitespace-character-count="1849"/>
    <meta:generator>LibreOfficeDev/6.0.5.2$Linux_X86_64 LibreOffice_project/</meta:generator>
  </office:meta>
</office:document-meta>
</file>